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Normal">Name: Tesha Kissa Planco. <text:s text:c="67"/>Year&amp; Section: BSIT 2-Tab</text:p>
      <text:p text:style-name="Normal"><text:s text:c="125"/>GitHub username: Kakoosha<text:s/></text:p>
      <text:p text:style-name="Normal"/>
      <text:p text:style-name="Normal">Q.Introduced what is it?</text:p>
      <text:p text:style-name="Normal"/>
      <text:p text:style-name="Normal">Answer: This program is a simple application for building and displaying a tree-like data structure. <text:s/>It uses a  TreeNode  class to represent nodes in the tree, where each node can have multiple children. <text:s/>The application allows the user to interact add nodes to the tree by specifying a parent node and a child node. <text:s/>Finally, it displays the resulting tree structure in a hierarchical format on the console.</text:p>
      <text:p text:style-name="Normal"/>
      <text:p text:style-name="Normal">Q.Describe what it can do ?</text:p>
      <text:p text:style-name="Normal"><text:s/></text:p>
      <text:p text:style-name="Normal">Answer: The code adds the new child node to the specified parent. <text:s/>The current implementation simplifies this by always adding new children to the root node; a more version would search the tree for the correct parent node before adding the child.</text:p>
      <text:p text:style-name="Normal"/>
      <text:p text:style-name="Normal">Q.Answer why did you make that kind of application and How does it contribute to you or to the community?</text:p>
      <text:p text:style-name="Normal"/>
      <text:p text:style-name="Normal">Answer: I<text:s/>create<text:s/>this code to demonstrate a fundamental computer science concept: tree data structures. <text:s/>Tree structures are used many applications, from file systems and decision trees to representing hierarchical data <text:s/>and organizing elements in user interfaces. <text:s/>Building this application helps connects my understanding of these structures and how they are implemented in ways.</text:p>
      <text:p text:style-name="Normal"><text:s/></text:p>
      <text:p text:style-name="Normal">While this <text:s/>application might not have a direct impact on the community, it serves as a valuable learning tool. <text:s/>It can be used by students or anyone learning about data structures to understand how trees work, how to implement them in code, and how to visualize their structure. <text:s/>The simplicity of the application makes it easier to grasp the core concepts without being stress in <text:s/>complexity. <text:s/>In essence, it’s a contribution to educational resources for those learning programming and data structures.</text:p>
      <text:p text:style-name="Normal"/>
      <text:p text:style-name="Normal">The code:⬇️</text:p>
      <text:p text:style-name="Normal"/>
      <text:p text:style-name="Normal">Import java.util.ArrayList;</text:p>
      <text:p text:style-name="Normal">Import java.util.List;</text:p>
      <text:p text:style-name="Normal">Import java.util.Scanner;</text:p>
      <text:p text:style-name="Normal"/>
      <text:p text:style-name="Normal">// Node class representing each node in the tree</text:p>
      <text:p text:style-name="Normal">Class TreeNode {</text:p>
      <text:p text:style-name="Normal"><text:s text:c="4"/>String data;</text:p>
      <text:p text:style-name="Normal"><text:s text:c="4"/>List&lt;TreeNode&gt; children;</text:p>
      <text:p text:style-name="Normal"/>
      <text:p text:style-name="Normal"><text:s text:c="4"/>Public TreeNode(String data) {</text:p>
      <text:p text:style-name="Normal"><text:s text:c="8"/>This. Data<text:s/>= data;</text:p>
      <text:p text:style-name="Normal"><text:s text:c="8"/>This. Children<text:s/>= new ArrayList&lt;&gt;();</text:p>
      <text:p text:style-name="Normal"><text:s text:c="4"/>}</text:p>
      <text:p text:style-name="Normal"/>
      <text:p text:style-name="Normal"><text:s text:c="4"/>// Method to add a child</text:p>
      <text:p text:style-name="Normal"><text:s text:c="4"/>Public void addChild(TreeNode child) {</text:p>
      <text:p text:style-name="Normal"><text:s text:c="8"/>Children. Add(child);</text:p>
      <text:p text:style-name="Normal"><text:s text:c="4"/>}</text:p>
      <text:p text:style-name="Normal"/>
      <text:p text:style-name="Normal"><text:s text:c="4"/>// Method to display the tree</text:p>
      <text:p text:style-name="Normal"><text:s text:c="4"/>Public void display(String prefix) {</text:p>
      <text:p text:style-name="Normal"><text:s text:c="8"/>System.out.println(prefix + data);</text:p>
      <text:p text:style-name="Normal"><text:s text:c="8"/>For (TreeNode child : children) {</text:p>
      <text:p text:style-name="Normal"><text:s text:c="12"/>Child. Display(prefix + “ <text:s text:c="3"/>“);</text:p>
      <text:p text:style-name="Normal"><text:s text:c="8"/>}</text:p>
      <text:p text:style-name="Normal"><text:s text:c="4"/>}</text:p>
      <text:p text:style-name="Normal">}</text:p>
      <text:p text:style-name="Normal"/>
      <text:p text:style-name="Normal">Public class<text:s/>TreeApplication<text:s/>{</text:p>
      <text:p text:style-name="Normal"><text:s text:c="4"/>Private TreeNode root;</text:p>
      <text:p text:style-name="Normal"/>
      <text:p text:style-name="Normal"><text:s text:c="4"/>Public TreeApplication(String rootData) {</text:p>
      <text:p text:style-name="Normal"><text:s text:c="8"/>Root = new TreeNode(rootData);</text:p>
      <text:p text:style-name="Normal"><text:s text:c="4"/>}</text:p>
      <text:p text:style-name="Normal"/>
      <text:p text:style-name="Normal"><text:s text:c="4"/>Public TreeNode getRoot() {</text:p>
      <text:p text:style-name="Normal"><text:s text:c="8"/>Return root;</text:p>
      <text:p text:style-name="Normal"><text:s text:c="4"/>}</text:p>
      <text:p text:style-name="Normal"/>
      <text:p text:style-name="Normal"><text:s text:c="4"/>// Method to add a child to a node</text:p>
      <text:p text:style-name="Normal"><text:s text:c="4"/>Public void addChild(TreeNode parent, String childData) {</text:p>
      <text:p text:style-name="Normal"><text:s text:c="8"/>Parent.addChild(new TreeNode(childData));</text:p>
      <text:p text:style-name="Normal"><text:s text:c="4"/>}</text:p>
      <text:p text:style-name="Normal"/>
      <text:p text:style-name="Normal"><text:s text:c="4"/>Public static void main(String[] args) {</text:p>
      <text:p text:style-name="Normal"><text:s text:c="8"/>Scanner<text:s/>scanner<text:s/>= new Scanner(System.in);</text:p>
      <text:p text:style-name="Normal"><text:s text:c="8"/>TreeApplication treeApp = new TreeApplication(“Root”);</text:p>
      <text:p text:style-name="Normal"/>
      <text:p text:style-name="Normal"><text:s text:c="8"/>// Build the tree</text:p>
      <text:p text:style-name="Normal"><text:s text:c="8"/>While (true) {</text:p>
      <text:p text:style-name="Normal"><text:s text:c="12"/>System.out.print(“Enter parent node and child node (parent, child) or ‘exit’ to quit: “);</text:p>
      <text:p text:style-name="Normal"><text:s text:c="12"/>String input = scanner.nextLine();</text:p>
      <text:p text:style-name="Normal"><text:s text:c="12"/>If (input.equalsIgnoreCase(“exit”)) {</text:p>
      <text:p text:style-name="Normal"><text:s text:c="16"/>Break;</text:p>
      <text:p text:style-name="Normal"><text:s text:c="12"/>}</text:p>
      <text:p text:style-name="Normal"><text:s text:c="12"/>String[] nodes = input.split(“,”);</text:p>
      <text:p text:style-name="Normal"><text:s text:c="12"/>If (nodes.length == 2) {</text:p>
      <text:p text:style-name="Normal"><text:s text:c="16"/>String parentData = nodes[0].trim();</text:p>
      <text:p text:style-name="Normal"><text:s text:c="16"/>String childData = nodes[1].trim();</text:p>
      <text:p text:style-name="Normal"><text:s text:c="16"/>// You would typically search for the parent node in the tree</text:p>
      <text:p text:style-name="Normal"><text:s text:c="16"/>// Here we’ll just add it to the root for simplicity</text:p>
      <text:p text:style-name="Normal"><text:s text:c="16"/>treeApp.addChild(treeApp.getRoot(), childData);</text:p>
      <text:p text:style-name="Normal"><text:s text:c="12"/>} else {</text:p>
      <text:p text:style-name="Normal"><text:s text:c="16"/>System.out.println(“Invalid input. Please enter in the format (parent, child).”);</text:p>
      <text:p text:style-name="Normal"><text:s text:c="12"/>}</text:p>
      <text:p text:style-name="Normal"><text:s text:c="8"/>}</text:p>
      <text:p text:style-name="Normal"/>
      <text:p text:style-name="Normal"><text:s text:c="8"/>Scanner.close();</text:p>
      <text:p text:style-name="Normal"/>
      <text:p text:style-name="Normal"><text:s text:c="8"/>// Display the tree</text:p>
      <text:p text:style-name="Normal"><text:s text:c="8"/>System.out.println(“Tree structure:”);</text:p>
      <text:p text:style-name="Normal"><text:s text:c="8"/>treeApp.getRoot().display(“”);</text:p>
      <text:p text:style-name="Normal"><text:s text:c="4"/>}</text:p>
      <text:p text:style-name="Normal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eshakissaplanco@gmail.com</meta:initial-creator>
    <dc:creator>teshakissaplanco@gmail.com</dc:creator>
    <meta:creation-date>2024-11-17T03:14:00Z</meta:creation-date>
    <dc:date>2024-11-17T03:14:00Z</dc:date>
    <meta:template xlink:href="Normal.dotm" xlink:type="simple"/>
    <meta:editing-cycles>2</meta:editing-cycles>
    <meta:editing-duration>PT0S</meta:editing-duration>
    <meta:document-statistic meta:page-count="1" meta:paragraph-count="8" meta:word-count="618" meta:character-count="4134" meta:row-count="29" meta:non-whitespace-character-count="3524"/>
  </office:meta>
</office:document-meta>
</file>